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1.092cm"/>
      <style:paragraph-properties style:writing-mode="lr-tb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1.342cm" fo:min-width="1.092cm"/>
      <style:paragraph-properties style:writing-mode="lr-tb"/>
    </style:style>
    <style:style style:name="gr3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4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" style:family="graphic" style:parent-style-name="standard">
      <style:graphic-properties draw:marker-start="Circle" draw:marker-start-width="0.3cm" draw:marker-end="Arrowheads_20_3" draw:marker-end-width="0.3cm" draw:textarea-vertical-align="middle"/>
    </style:style>
    <style:style style:name="gr7" style:family="graphic" style:parent-style-name="standard">
      <style:graphic-properties draw:marker-start="Circle" draw:marker-start-width="0.3cm" draw:marker-end="Arrowheads_20_4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marker-start="Circle" draw:marker-start-width="0.3cm" draw:marker-end="Arrowheads_20_5" draw:marker-end-width="0.3cm" draw:textarea-vertical-align="middle"/>
    </style:style>
    <style:style style:name="gr10" style:family="graphic" style:parent-style-name="standard">
      <style:graphic-properties draw:marker-start="Circle" draw:marker-start-width="0.3cm" draw:marker-end="Arrowheads_20_6" draw:marker-end-width="0.3cm" draw:textarea-vertical-align="middle"/>
    </style:style>
    <style:style style:name="gr11" style:family="graphic" style:parent-style-name="standard">
      <style:graphic-properties draw:marker-start="Circle" draw:marker-start-width="0.3cm" draw:marker-end="Arrowheads_20_7" draw:marker-end-width="0.3cm" draw:textarea-vertical-align="middle"/>
    </style:style>
    <style:style style:name="gr12" style:family="graphic" style:parent-style-name="standard">
      <style:graphic-properties draw:marker-start="Circle" draw:marker-start-width="0.3cm" draw:marker-end="Arrowheads_20_8" draw:marker-end-width="0.3cm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standard">
      <style:graphic-properties draw:marker-start="Circle" draw:marker-start-width="0.3cm" draw:marker-end="Extrémités_20_de_20_flèche_20_1" draw:marker-end-width="0.3cm" draw:textarea-vertical-align="middle"/>
    </style:style>
    <style:style style:name="gr16" style:family="graphic" style:parent-style-name="standard">
      <style:graphic-properties draw:marker-start="Circle" draw:marker-start-width="0.3cm" draw:marker-end="Extrémités_20_de_20_flèche_20_2" draw:marker-end-width="0.3cm" draw:textarea-vertical-align="middle"/>
    </style:style>
    <style:style style:name="gr17" style:family="graphic" style:parent-style-name="standard">
      <style:graphic-properties draw:marker-start="Circle" draw:marker-start-width="0.3cm" draw:marker-end="Extrémités_20_de_20_flèche_20_3" draw:marker-end-width="0.3cm" draw:textarea-vertical-align="middle"/>
    </style:style>
    <style:style style:name="gr18" style:family="graphic" style:parent-style-name="standard">
      <style:graphic-properties draw:marker-start="Circle" draw:marker-start-width="0.3cm" draw:marker-end="Extrémités_20_de_20_flèche_20_4" draw:marker-end-width="0.3cm" draw:textarea-vertical-align="middle"/>
    </style:style>
    <style:style style:name="gr19" style:family="graphic" style:parent-style-name="standard">
      <style:graphic-properties draw:fill-color="#81d41a" draw:textarea-horizontal-align="justify" draw:textarea-vertical-align="middle" draw:auto-grow-height="false" fo:min-height="1.342cm" fo:min-width="1.092cm"/>
      <style:paragraph-properties style:writing-mode="lr-tb"/>
    </style:style>
    <style:style style:name="gr20" style:family="graphic" style:parent-style-name="standard">
      <style:graphic-properties draw:marker-start="Circle" draw:marker-start-width="0.3cm" draw:marker-end="Extrémités_20_de_20_flèche_20_5" draw:marker-end-width="0.3cm" draw:textarea-vertical-align="middle"/>
    </style:style>
    <style:style style:name="gr21" style:family="graphic" style:parent-style-name="standard">
      <style:graphic-properties draw:marker-start="Circle" draw:marker-start-width="0.3cm" draw:marker-end="Extrémités_20_de_20_flèche_20_6" draw:marker-end-width="0.3cm" draw:textarea-vertical-align="middle"/>
    </style:style>
    <style:style style:name="gr22" style:family="graphic" style:parent-style-name="standard">
      <style:graphic-properties draw:marker-start="Circle" draw:marker-start-width="0.3cm" draw:marker-end="Extrémités_20_de_20_flèche_20_7" draw:marker-end-width="0.3cm" draw:textarea-vertical-align="middle"/>
    </style:style>
    <style:style style:name="gr23" style:family="graphic" style:parent-style-name="standard">
      <style:graphic-properties draw:marker-start="Circle" draw:marker-start-width="0.3cm" draw:marker-end="Extrémités_20_de_20_flèche_20_8" draw:marker-end-width="0.3cm" draw:textarea-vertical-align="middle"/>
    </style:style>
    <style:style style:name="gr24" style:family="graphic" style:parent-style-name="standard">
      <style:graphic-properties draw:marker-start="Circle" draw:marker-start-width="0.3cm" draw:marker-end="Extrémités_20_de_20_flèche_20_9" draw:marker-end-width="0.3cm" draw:textarea-vertical-align="middle"/>
    </style:style>
    <style:style style:name="gr25" style:family="graphic" style:parent-style-name="standard">
      <style:graphic-properties draw:marker-start="Circle" draw:marker-start-width="0.3cm" draw:marker-end="Extrémités_20_de_20_flèche_20_10" draw:marker-end-width="0.3cm" draw:textarea-vertical-align="middle"/>
    </style:style>
    <style:style style:name="gr26" style:family="graphic" style:parent-style-name="standard">
      <style:graphic-properties draw:marker-start="Circle" draw:marker-start-width="0.3cm" draw:marker-end="Extrémités_20_de_20_flèche_20_11" draw:marker-end-width="0.3cm" draw:fill-color="#ff4000" draw:textarea-vertical-align="middle"/>
    </style:style>
    <style:style style:name="gr27" style:family="graphic" style:parent-style-name="standard">
      <style:graphic-properties draw:marker-start="Circle" draw:marker-start-width="0.3cm" draw:marker-end="Extrémités_20_de_20_flèche_20_12" draw:marker-end-width="0.3cm" draw:fill-color="#ff4000" draw:textarea-vertical-align="middle"/>
    </style:style>
    <style:style style:name="gr28" style:family="graphic" style:parent-style-name="standard">
      <style:graphic-properties draw:marker-start="Circle" draw:marker-start-width="0.3cm" draw:marker-end="Extrémités_20_de_20_flèche_20_13" draw:marker-end-width="0.3cm" draw:fill-color="#ff4000" draw:textarea-vertical-align="middle"/>
    </style:style>
    <style:style style:name="gr29" style:family="graphic" style:parent-style-name="standard">
      <style:graphic-properties draw:marker-start="Circle" draw:marker-start-width="0.3cm" draw:marker-end="Extrémités_20_de_20_flèche_20_14" draw:marker-end-width="0.3cm" draw:fill-color="#ff4000" draw:textarea-vertical-align="middle"/>
    </style:style>
    <style:style style:name="gr30" style:family="graphic" style:parent-style-name="standard">
      <style:graphic-properties draw:marker-start="Circle" draw:marker-start-width="0.3cm" draw:marker-end="Extrémités_20_de_20_flèche_20_15" draw:marker-end-width="0.3cm" draw:fill-color="#ff4000" draw:textarea-vertical-align="middle"/>
    </style:style>
    <style:style style:name="gr31" style:family="graphic" style:parent-style-name="standard">
      <style:graphic-properties draw:marker-start="Circle" draw:marker-start-width="0.3cm" draw:marker-end="Extrémités_20_de_20_flèche_20_16" draw:marker-end-width="0.3cm" draw:fill-color="#ff4000" draw:textarea-vertical-align="middle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ff4000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1d41a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-color="#ff400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cm" svg:height="2.25cm" svg:x="13.25cm" svg:y="1.5cm">
          <text:p text:style-name="P1"><text:span text:style-name="T1">Début</text:span></text:p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9.5cm" svg:y="4.75cm">
          <text:p text:style-name="P1"><text:span text:style-name="T1">Enquête</text:span></text:p>
          <text:p text:style-name="P1"><text:span text:style-name="T1">L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17cm" svg:y="5cm">
          <text:p text:style-name="P1"><text:span text:style-name="T1">Game</text:span></text:p>
          <text:p text:style-name="P1"><text:span text:style-name="T1">Over</text:span></text:p>
          <text:p text:style-name="P1"><text:span text:style-name="T1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6.25cm" svg:y="9cm">
          <text:p text:style-name="P1"><text:span text:style-name="T1">Atelier</text:span></text:p>
          <text:p text:style-name="P1"><text:span text:style-name="T1">L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12.75cm" svg:y="9cm">
          <text:p text:style-name="P1"><text:span text:style-name="T1">Palais des Doges</text:span></text:p>
          <text:p text:style-name="P1"><text:span text:style-name="T1">L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25cm" svg:y1="3.5cm" svg:x2="17.25cm" svg:y2="5.5cm">
          <text:p/>
        </draw:line>
        <draw:line draw:style-name="gr4" draw:text-style-name="P3" draw:layer="layout" svg:x1="13.5cm" svg:y1="3.25cm" svg:x2="11.25cm" svg:y2="5cm">
          <text:p/>
        </draw:line>
        <draw:frame draw:style-name="gr5" draw:text-style-name="P4" draw:layer="layout" svg:width="2.75cm" svg:height="1.039cm" svg:x="13cm" svg:y="4cm">
          <draw:text-box>
            <text:p><text:span text:style-name="T2">Mener l’enquête ? </text:span></text:p>
          </draw:text-box>
        </draw:frame>
        <draw:line draw:style-name="gr6" draw:text-style-name="P3" draw:layer="layout" svg:x1="9.75cm" svg:y1="6.75cm" svg:x2="7.25cm" svg:y2="9.25cm">
          <text:p/>
        </draw:line>
        <draw:line draw:style-name="gr7" draw:text-style-name="P3" draw:layer="layout" svg:x1="11.25cm" svg:y1="6.75cm" svg:x2="14cm" svg:y2="9cm">
          <text:p/>
        </draw:line>
        <draw:frame draw:style-name="gr8" draw:text-style-name="P4" draw:layer="layout" svg:width="2.75cm" svg:height="1cm" svg:x="9.25cm" svg:y="7.461cm">
          <draw:text-box>
            <text:p><text:span text:style-name="T2">Où aller ? </text:span></text:p>
          </draw:text-box>
        </draw:frame>
        <draw:custom-shape draw:style-name="gr1" draw:text-style-name="P1" draw:layer="layout" svg:width="2.25cm" svg:height="2.25cm" svg:x="3cm" svg:y="12cm">
          <text:p text:style-name="P1"><text:span text:style-name="T1">Michel Ange</text:span></text:p>
          <text:p text:style-name="P1"><text:span text:style-name="T1">LLL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8.5cm" svg:y="11.75cm">
          <text:p text:style-name="P1"><text:span text:style-name="T1">Da vinci</text:span></text:p>
          <text:p text:style-name="P1"><text:span text:style-name="T1">LL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6.5cm" svg:y1="11cm" svg:x2="5cm" svg:y2="12.5cm">
          <text:p/>
        </draw:line>
        <draw:line draw:style-name="gr10" draw:text-style-name="P3" draw:layer="layout" svg:x1="8.25cm" svg:y1="11cm" svg:x2="9.5cm" svg:y2="11.75cm">
          <text:p/>
        </draw:line>
        <draw:frame draw:style-name="gr8" draw:text-style-name="P4" draw:layer="layout" svg:width="2.75cm" svg:height="1cm" svg:x="6.25cm" svg:y="11.5cm">
          <draw:text-box>
            <text:p><text:span text:style-name="T2">A qui parler ? </text:span></text:p>
          </draw:text-box>
        </draw:frame>
        <draw:custom-shape draw:style-name="gr1" draw:text-style-name="P1" draw:layer="layout" svg:width="2.25cm" svg:height="2.25cm" svg:x="15.5cm" svg:y="11.75cm">
          <text:p text:style-name="P1"><text:span text:style-name="T1">Chemin</text:span></text:p>
          <text:p text:style-name="P1"><text:span text:style-name="T1">LR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11.25cm" svg:y="11.75cm">
          <text:p text:style-name="P1"><text:span text:style-name="T1">Cuisinière</text:span></text:p>
          <text:p text:style-name="P1"><text:span text:style-name="T1">LRL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3cm" svg:y1="11cm" svg:x2="12.25cm" svg:y2="11.75cm">
          <text:p/>
        </draw:line>
        <draw:line draw:style-name="gr12" draw:text-style-name="P3" draw:layer="layout" svg:x1="14.75cm" svg:y1="11cm" svg:x2="16.75cm" svg:y2="11.75cm">
          <text:p/>
        </draw:line>
        <draw:frame draw:style-name="gr5" draw:text-style-name="P4" draw:layer="layout" svg:width="2.75cm" svg:height="1.039cm" svg:x="13.25cm" svg:y="11.5cm">
          <draw:text-box>
            <text:p><text:span text:style-name="T2">Êtes vous d’accord ? </text:span></text:p>
          </draw:text-box>
        </draw:frame>
        <draw:custom-shape draw:style-name="gr1" draw:text-style-name="P1" draw:layer="layout" svg:width="2.25cm" svg:height="2.25cm" svg:x="10.25cm" svg:y="15.25cm">
          <text:p text:style-name="P1"><text:span text:style-name="T1">Oui</text:span></text:p>
          <text:p text:style-name="P1"><text:span text:style-name="T1">LRLL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cm" svg:height="2.25cm" svg:x="12.75cm" svg:y="15.25cm">
          <text:p text:style-name="P1"><text:span text:style-name="T1">Non</text:span></text:p>
          <text:p text:style-name="P1"><text:span text:style-name="T1">LRLR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75cm" svg:height="1cm" svg:x="11.25cm" svg:y="14.211cm">
          <draw:text-box>
            <text:p><text:span text:style-name="T2">Est-ce clair ? </text:span></text:p>
          </draw:text-box>
        </draw:frame>
        <draw:line draw:style-name="gr13" draw:text-style-name="P5" draw:layer="layout" svg:x1="11.5cm" svg:y1="13.5cm" svg:x2="11.25cm" svg:y2="15.25cm">
          <text:p/>
        </draw:line>
        <draw:line draw:style-name="gr14" draw:text-style-name="P5" draw:layer="layout" svg:x1="13.25cm" svg:y1="13.75cm" svg:x2="14cm" svg:y2="15.5cm">
          <text:p/>
        </draw:line>
        <draw:custom-shape draw:style-name="gr2" draw:text-style-name="P2" draw:layer="layout" svg:width="2.25cm" svg:height="2.25cm" svg:x="0cm" svg:y="15.25cm">
          <text:p text:style-name="P1"><text:span text:style-name="T1">Gondoles</text:span></text:p>
          <text:p text:style-name="P1"><text:span text:style-name="T1">LLLL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25cm" svg:y1="14cm" svg:x2="1.75cm" svg:y2="15.5cm">
          <text:p/>
        </draw:line>
        <draw:custom-shape draw:style-name="gr2" draw:text-style-name="P2" draw:layer="layout" svg:width="2.25cm" svg:height="2.25cm" svg:x="3cm" svg:y="15.25cm">
          <text:p text:style-name="P1"><text:span text:style-name="T3">Endroit secret LLLR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5cm" svg:y1="14cm" svg:x2="4.25cm" svg:y2="15.25cm">
          <text:p/>
        </draw:line>
        <draw:custom-shape draw:style-name="gr1" draw:text-style-name="P1" draw:layer="layout" svg:width="2.25cm" svg:height="2.25cm" svg:x="5.75cm" svg:y="15.25cm">
          <text:p text:style-name="P1"><text:span text:style-name="T1">Venir avec vinci</text:span></text:p>
          <text:p text:style-name="P1"><text:span text:style-name="T4">LLRL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8.25cm" svg:y="15.25cm">
          <text:p text:style-name="P1"><text:span text:style-name="T2">Ne pas venir</text:span></text:p>
          <text:p text:style-name="P1"><text:span text:style-name="T2">LLRR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8.75cm" svg:y1="13.5cm" svg:x2="7cm" svg:y2="15.25cm">
          <text:p/>
        </draw:line>
        <draw:line draw:style-name="gr18" draw:text-style-name="P3" draw:layer="layout" svg:x1="9.5cm" svg:y1="14cm" svg:x2="9.5cm" svg:y2="15.25cm">
          <text:p/>
        </draw:line>
        <draw:custom-shape draw:style-name="gr2" draw:text-style-name="P2" draw:layer="layout" svg:width="2.25cm" svg:height="2.25cm" svg:x="6.75cm" svg:y="19cm">
          <text:p text:style-name="P1"><text:span text:style-name="T4">Doge <text:s/></text:span><text:span text:style-name="T2">LLRL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2.25cm" svg:height="2.25cm" svg:x="4.25cm" svg:y="19cm">
          <text:p text:style-name="P1"><text:span text:style-name="T1">Conseil</text:span></text:p>
          <text:p text:style-name="P1"><text:span text:style-name="T5">LLRLL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6cm" svg:y1="17.25cm" svg:x2="5.5cm" svg:y2="19cm">
          <text:p/>
        </draw:line>
        <draw:line draw:style-name="gr21" draw:text-style-name="P3" draw:layer="layout" svg:x1="7.75cm" svg:y1="17.25cm" svg:x2="7.75cm" svg:y2="19cm">
          <text:p/>
        </draw:line>
        <draw:custom-shape draw:style-name="gr19" draw:text-style-name="P6" draw:layer="layout" svg:width="2.25cm" svg:height="2.25cm" svg:x="9cm" svg:y="19cm">
          <text:p text:style-name="P1"><text:span text:style-name="T1">Conseil</text:span></text:p>
          <text:p text:style-name="P1"><text:span text:style-name="T5">LRLLL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10.75cm" svg:y="19cm">
          <text:p text:style-name="P1"><text:span text:style-name="T3">Doge</text:span></text:p>
          <text:p text:style-name="P1"><text:span text:style-name="T5">LRLL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11.25cm" svg:y1="17.5cm" svg:x2="10.25cm" svg:y2="19cm">
          <text:p/>
        </draw:line>
        <draw:line draw:style-name="gr23" draw:text-style-name="P3" draw:layer="layout" svg:x1="11.75cm" svg:y1="17.25cm" svg:x2="12.5cm" svg:y2="19cm">
          <text:p/>
        </draw:line>
        <draw:custom-shape draw:style-name="gr2" draw:text-style-name="P2" draw:layer="layout" svg:width="2.25cm" svg:height="2.25cm" svg:x="13cm" svg:y="19cm">
          <text:p text:style-name="P1"><text:span text:style-name="T3">Trahir</text:span></text:p>
          <text:p text:style-name="P1"><text:span text:style-name="T3">LRLRL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14.75cm" svg:y="19cm">
          <text:p text:style-name="P1"><text:span text:style-name="T3">Ne pas</text:span></text:p>
          <text:p text:style-name="P1"><text:span text:style-name="T3">LRLR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3" draw:layer="layout" svg:x1="14cm" svg:y1="17.5cm" svg:x2="14cm" svg:y2="19cm">
          <text:p/>
        </draw:line>
        <draw:line draw:style-name="gr25" draw:text-style-name="P3" draw:layer="layout" svg:x1="15cm" svg:y1="16.5cm" svg:x2="16cm" svg:y2="19cm">
          <text:p/>
        </draw:line>
        <draw:custom-shape draw:style-name="gr1" draw:text-style-name="P1" draw:layer="layout" svg:width="2.25cm" svg:height="2.25cm" svg:x="15.5cm" svg:y="15.25cm">
          <text:p text:style-name="P1"><text:span text:style-name="T1">Attendre</text:span></text:p>
          <text:p text:style-name="P1"><text:span text:style-name="T1">LRRL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19.34cm" svg:y="15.25cm">
          <text:p text:style-name="P1"><text:span text:style-name="T1">Plus de piste</text:span></text:p>
          <text:p text:style-name="P1"><text:span text:style-name="T1">LRRR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7" draw:layer="layout" svg:x1="16.5cm" svg:y1="14cm" svg:x2="16.5cm" svg:y2="15.25cm">
          <text:p/>
        </draw:line>
        <draw:line draw:style-name="gr27" draw:text-style-name="P7" draw:layer="layout" svg:x1="17.75cm" svg:y1="13cm" svg:x2="20.59cm" svg:y2="15.25cm">
          <text:p/>
        </draw:line>
        <draw:custom-shape draw:style-name="gr1" draw:text-style-name="P1" draw:layer="layout" svg:width="2.25cm" svg:height="2.25cm" svg:x="16.75cm" svg:y="19cm">
          <text:p text:style-name="P1"><text:span text:style-name="T1">Parler</text:span></text:p>
          <text:p text:style-name="P1"><text:span text:style-name="T1">LRRLL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19.25cm" svg:y="19cm">
          <text:p text:style-name="P1"><text:span text:style-name="T1">Folie</text:span></text:p>
          <text:p text:style-name="P1"><text:span text:style-name="T1">LRRLR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7" draw:layer="layout" svg:x1="16.75cm" svg:y1="17.5cm" svg:x2="18cm" svg:y2="19cm">
          <text:p/>
        </draw:line>
        <draw:line draw:style-name="gr29" draw:text-style-name="P7" draw:layer="layout" svg:x1="17.5cm" svg:y1="17.25cm" svg:x2="20.59cm" svg:y2="19cm">
          <text:p/>
        </draw:line>
        <draw:custom-shape draw:style-name="gr2" draw:text-style-name="P2" draw:layer="layout" svg:width="2.25cm" svg:height="2.25cm" svg:x="14.75cm" svg:y="21.75cm">
          <text:p text:style-name="P1"><text:span text:style-name="T1">Assassinat</text:span></text:p>
          <text:p text:style-name="P1"><text:span text:style-name="T1">LRRLLL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5cm" svg:height="2.25cm" svg:x="17.75cm" svg:y="21.75cm">
          <text:p text:style-name="P1"><text:span text:style-name="T1">Exil</text:span></text:p>
          <text:p text:style-name="P1"><text:span text:style-name="T1">LRRLLR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7" draw:layer="layout" svg:x1="17.25cm" svg:y1="21cm" svg:x2="16cm" svg:y2="22cm">
          <text:p/>
        </draw:line>
        <draw:line draw:style-name="gr31" draw:text-style-name="P7" draw:layer="layout" svg:x1="18.5cm" svg:y1="21cm" svg:x2="19cm" svg:y2="21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8T10:22:38.513682051</meta:creation-date>
    <meta:editing-duration>PT7M8S</meta:editing-duration>
    <meta:editing-cycles>9</meta:editing-cycles>
    <meta:generator>LibreOffice/7.3.1.3$Windows_X86_64 LibreOffice_project/a69ca51ded25f3eefd52d7bf9a5fad8c90b87951</meta:generator>
    <dc:date>2022-03-19T22:03:14.575000000</dc:date>
    <meta:document-statistic meta:object-count="58"/>
  </office:meta>
</office:document-meta>
</file>